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086FBE9F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d80ee"/>
    </style:style>
    <style:style style:name="P2" style:family="paragraph" style:parent-style-name="Standard">
      <style:paragraph-properties fo:text-align="start" style:justify-single-word="false"/>
      <style:text-properties officeooo:paragraph-rsid="001d80ee"/>
    </style:style>
    <style:style style:name="P3" style:family="paragraph" style:parent-style-name="Standard">
      <style:paragraph-properties fo:text-align="start" style:justify-single-word="false"/>
      <style:text-properties officeooo:rsid="0008d9a8" officeooo:paragraph-rsid="001d80ee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d80ee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08d9a8" officeooo:paragraph-rsid="001d80ee"/>
    </style:style>
    <style:style style:name="T1" style:family="text">
      <style:text-properties style:text-position="super 58%"/>
    </style:style>
    <style:style style:name="T2" style:family="text">
      <style:text-properties officeooo:rsid="00103b43"/>
    </style:style>
    <style:style style:name="T3" style:family="text">
      <style:text-properties officeooo:rsid="000f44fc"/>
    </style:style>
    <style:style style:name="T4" style:family="text">
      <style:text-properties officeooo:rsid="00168153"/>
    </style:style>
    <style:style style:name="T5" style:family="text">
      <style:text-properties officeooo:rsid="001d80e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8.01" style:data-style-name="N0">8.01</text:variable-set>: <text:span text:style-name="T4">Centripetal Force and Acceleration</text:span></text:p>
      <text:p text:style-name="P2"/>
      <text:list xml:id="list7704367782557526141" text:style-name="L1">
        <text:list-item>
          <text:p text:style-name="P4">A carnival ride has a circular wheel with a radius of <text:span text:style-name="T5">4.5</text:span> meters. <text:s/>It rotates with a tangential velocity of 10 m/s. <text:s/>What is the acceleration that a person on this ride will feel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41159208491313" text:continue-numbering="true" text:style-name="L1">
        <text:list-item>
          <text:p text:style-name="P4">You are swinging a bucket of water around in a vertical circle, with a radius of 1.<text:span text:style-name="T5">1</text:span> meter<text:span text:style-name="T5">s</text:span>. <text:s/></text:p>
          <text:list>
            <text:list-item>
              <text:p text:style-name="P4">What is the minimum velocity you must swing the bucket with in order to keep the water in the bucket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141159667346054" text:continue-numbering="true" text:style-name="L1">
        <text:list-item>
          <text:list>
            <text:list-item>
              <text:p text:style-name="P4">How long would it take to make one full rotation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141159252938980" text:continue-numbering="true" text:style-name="L1">
        <text:list-item>
          <text:p text:style-name="P4">A compact disk will shatter if its rotational rate exceeds 2<text:span text:style-name="T5">9,5</text:span>00 rotations per minute. <text:s/>A CD has a radius of 0.08 meters.</text:p>
          <text:list>
            <text:list-item>
              <text:p text:style-name="P4">Calculate the speed at which the CD will shatter.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41160091658653" text:continue-numbering="true" text:style-name="L1">
        <text:list-item>
          <text:list>
            <text:list-item>
              <text:p text:style-name="P4">A section of CD, at a distance of 7 cm from the center of the disk has a mass of 1.2 grams. What is the force on this section of the CD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41160388083685" text:continue-numbering="true" text:style-name="L1">
        <text:list-item>
          <text:p text:style-name="P4"><text:soft-page-break/>In a move, Batman holds on to a helicopter rotor as it spins, before climbing into the helicopter. The helicopter has blades that are 4 meters long, and rotate <text:span text:style-name="T5">5</text:span> times per second. <text:s/></text:p>
          <text:list>
            <text:list-item>
              <text:p text:style-name="P5">What is the circumferance of the circle made by the helicopter blades? <text:s text:c="2"/>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list xml:id="list141158919874394" text:continue-numbering="true" text:style-name="L1">
        <text:list-item>
          <text:list>
            <text:list-item>
              <text:p text:style-name="P4">What is the velocity that the blades rotate with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41160686037385" text:continue-numbering="true" text:style-name="L1">
        <text:list-item>
          <text:list>
            <text:list-item>
              <text:p text:style-name="P4">What is the acceleration that batman feels? <text:s/>How many g<text:span text:style-name="T2">'</text:span>s is this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41160595738220" text:continue-numbering="true" text:style-name="L1">
        <text:list-item>
          <text:list>
            <text:list-item>
              <text:p text:style-name="P4">If batman has a mass of 80 kg, what is the force that he feels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41159041649081" text:continue-numbering="true" text:style-name="L1">
        <text:list-item>
          <text:list>
            <text:list-item>
              <text:p text:style-name="P5">What happens to Batman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41159494077945" text:continue-numbering="true" text:style-name="L1">
        <text:list-item>
          <text:p text:style-name="P4">A penny is placed on top of a horizontal turntable, 5 cm from the axis of rotation. <text:s/>The coefficient of friction between the turntable and the penny is 0.25. <text:s/>If the mass of the penny is 0.005 <text:span text:style-name="T3">k</text:span>g, at what speed would the turntable cause the penny to slide off?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1" draw:name="graphics1" text:anchor-type="paragraph" svg:x="0.0236in" svg:y="-0.4299in" svg:width="0.75in" svg:height="0.8in" draw:z-index="3"><draw:image xlink:href="Pictures/10000201000000EF00000100086FBE9F.png" xlink:type="simple" xlink:show="embed" xlink:actuate="onLoad"/></draw:frame> <text:s text:c="20"/>Name:<text:tab/><text:tab/><text:date style:data-style-name="N37" text:date-value="2016-08-19T14:11:58.569024978" text:date-adjust="PT24H00M00S">08/2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8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19:37:39.452250498</meta:creation-date>
    <meta:editing-duration>PT4M53S</meta:editing-duration>
    <meta:editing-cycles>3</meta:editing-cycles>
    <meta:generator>LibreOffice/4.3.7.2$Linux_X86_64 LibreOffice_project/430$Build-2</meta:generator>
    <dc:date>2016-08-19T14:11:58.491682180</dc:date>
    <meta:document-statistic meta:table-count="0" meta:image-count="2" meta:object-count="0" meta:page-count="2" meta:paragraph-count="17" meta:word-count="308" meta:character-count="1607" meta:non-whitespace-character-count="1283"/>
  </office:meta>
</office:document-meta>
</file>